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d46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ww.google.com/" text:style-name="Internet_20_link" text:visited-style-name="Visited_20_Internet_20_Link"><text:span text:style-name="T1">http://www.google.com/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10:59:04.296000000</meta:creation-date>
    <dc:date>2019-09-30T10:59:57.281000000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Dev/6.4.0.0.alpha0$Windows_X86_64 LibreOffice_project/711c0b6331958da4fd53eb6c4f9ecd5a422bb186</meta:generator>
  </office:meta>
</office:document-meta>
</file>